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/>
      <text:p text:style-name="Standard">using namespace std;</text:p>
      <text:p text:style-name="Standard"/>
      <text:p text:style-name="Standard">struct node {</text:p>
      <text:p text:style-name="Standard"><text:s text:c="4"/>int data;</text:p>
      <text:p text:style-name="Standard"><text:s text:c="4"/>struct node* next;</text:p>
      <text:p text:style-name="Standard">};</text:p>
      <text:p text:style-name="Standard"/>
      <text:p text:style-name="Standard">void addAtBegin(struct node** head, int data) {</text:p>
      <text:p text:style-name="Standard"><text:s text:c="4"/>struct node* temp = new node;</text:p>
      <text:p text:style-name="Standard"/>
      <text:p text:style-name="Standard"><text:s text:c="4"/>temp-&gt;data = data;</text:p>
      <text:p text:style-name="Standard"><text:s text:c="4"/>temp-&gt;next = nullptr;</text:p>
      <text:p text:style-name="Standard"/>
      <text:p text:style-name="Standard"><text:s text:c="4"/>if (*head == nullptr)</text:p>
      <text:p text:style-name="Standard"><text:s text:c="8"/>*head = temp;</text:p>
      <text:p text:style-name="Standard"><text:s text:c="4"/>else {</text:p>
      <text:p text:style-name="Standard"><text:s text:c="8"/>temp-&gt;next = *head;</text:p>
      <text:p text:style-name="Standard"><text:s text:c="8"/>*head = temp;</text:p>
      <text:p text:style-name="Standard"><text:s text:c="4"/>}</text:p>
      <text:p text:style-name="Standard">}</text:p>
      <text:p text:style-name="Standard"/>
      <text:p text:style-name="Standard"/>
      <text:p text:style-name="Standard">void addatend(struct node**head, int data)</text:p>
      <text:p text:style-name="Standard">{</text:p>
      <text:p text:style-name="Standard"><text:s text:c="4"/>struct node*temp=new struct node;</text:p>
      <text:p text:style-name="Standard"><text:s text:c="4"/>struct node* ptr;</text:p>
      <text:p text:style-name="Standard"><text:s text:c="4"/></text:p>
      <text:p text:style-name="Standard"><text:s text:c="4"/>temp-&gt;data=data;</text:p>
      <text:p text:style-name="Standard"><text:s text:c="4"/>temp-&gt;next=NULL;</text:p>
      <text:p text:style-name="Standard"><text:s text:c="4"/></text:p>
      <text:p text:style-name="Standard"><text:s text:c="4"/>if(*head==NULL)</text:p>
      <text:p text:style-name="Standard"><text:s text:c="4"/>{</text:p>
      <text:p text:style-name="Standard"><text:s text:c="8"/>*head=temp;</text:p>
      <text:p text:style-name="Standard"><text:s text:c="4"/>}</text:p>
      <text:p text:style-name="Standard"><text:s text:c="4"/></text:p>
      <text:p text:style-name="Standard"><text:s text:c="4"/>else</text:p>
      <text:p text:style-name="Standard"><text:s text:c="4"/>{</text:p>
      <text:p text:style-name="Standard"><text:s text:c="8"/>ptr=*head;</text:p>
      <text:p text:style-name="Standard"><text:s text:c="8"/>while(ptr-&gt;next!=NULL)</text:p>
      <text:p text:style-name="Standard"><text:s text:c="8"/>{</text:p>
      <text:p text:style-name="Standard"><text:s text:c="12"/>ptr=ptr-&gt;next;</text:p>
      <text:p text:style-name="Standard"><text:s text:c="8"/>}</text:p>
      <text:p text:style-name="Standard"><text:s text:c="8"/>ptr-&gt;next=temp;</text:p>
      <text:p text:style-name="Standard"><text:s text:c="4"/>}</text:p>
      <text:p text:style-name="Standard"><text:s text:c="4"/></text:p>
      <text:p text:style-name="Standard"><text:s text:c="4"/></text:p>
      <text:p text:style-name="Standard">}</text:p>
      <text:p text:style-name="Standard"><text:soft-page-break/></text:p>
      <text:p text:style-name="Standard">void addatpos(struct node** head, int data, int pos)</text:p>
      <text:p text:style-name="Standard">{</text:p>
      <text:p text:style-name="Standard"><text:s text:c="4"/>struct node* newnode = new struct node;</text:p>
      <text:p text:style-name="Standard"><text:s text:c="4"/>struct node* temp;</text:p>
      <text:p text:style-name="Standard"><text:s text:c="4"/>int count = 0;</text:p>
      <text:p text:style-name="Standard"/>
      <text:p text:style-name="Standard"><text:s text:c="4"/>newnode-&gt;data = data;</text:p>
      <text:p text:style-name="Standard"><text:s text:c="4"/>newnode-&gt;next = nullptr;</text:p>
      <text:p text:style-name="Standard"/>
      <text:p text:style-name="Standard"><text:s text:c="4"/>if (pos == 0)</text:p>
      <text:p text:style-name="Standard"><text:s text:c="4"/>{</text:p>
      <text:p text:style-name="Standard"><text:s text:c="8"/>newnode-&gt;next = *head;</text:p>
      <text:p text:style-name="Standard"><text:s text:c="8"/>*head = newnode;</text:p>
      <text:p text:style-name="Standard"><text:s text:c="8"/>return;</text:p>
      <text:p text:style-name="Standard"><text:s text:c="4"/>}</text:p>
      <text:p text:style-name="Standard"/>
      <text:p text:style-name="Standard"><text:s text:c="4"/>temp = *head;</text:p>
      <text:p text:style-name="Standard"/>
      <text:p text:style-name="Standard"><text:s text:c="4"/>while (count &lt; pos - 1 &amp;&amp; temp != nullptr)</text:p>
      <text:p text:style-name="Standard"><text:s text:c="4"/>{</text:p>
      <text:p text:style-name="Standard"><text:s text:c="8"/>count++;</text:p>
      <text:p text:style-name="Standard"><text:s text:c="8"/>temp = temp-&gt;next;</text:p>
      <text:p text:style-name="Standard"><text:s text:c="4"/>}</text:p>
      <text:p text:style-name="Standard"/>
      <text:p text:style-name="Standard"><text:s text:c="4"/>if (count &lt;= pos - 1 &amp;&amp; temp != nullptr)</text:p>
      <text:p text:style-name="Standard"><text:s text:c="4"/>{</text:p>
      <text:p text:style-name="Standard"><text:s text:c="8"/>newnode-&gt;next = temp-&gt;next;</text:p>
      <text:p text:style-name="Standard"><text:s text:c="8"/>temp-&gt;next = newnode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// Handle invalid position, for example, if pos is greater than the length of the list.</text:p>
      <text:p text:style-name="Standard"><text:s text:c="8"/>cout &lt;&lt; "Invalid position." &lt;&lt; endl;</text:p>
      <text:p text:style-name="Standard"><text:s text:c="8"/>delete newnode; // Free the allocated memory for the new node.</text:p>
      <text:p text:style-name="Standard"><text:s text:c="4"/>}</text:p>
      <text:p text:style-name="Standard">}</text:p>
      <text:p text:style-name="Standard"/>
      <text:p text:style-name="Standard"/>
      <text:p text:style-name="Standard">void deletefrombegin(struct node** head)</text:p>
      <text:p text:style-name="Standard">{</text:p>
      <text:p text:style-name="Standard"><text:s text:c="4"/>if (*head == nullptr)</text:p>
      <text:p text:style-name="Standard"><text:s text:c="8"/>return;</text:p>
      <text:p text:style-name="Standard"/>
      <text:p text:style-name="Standard"><text:s text:c="4"/>if ((*head)-&gt;next == nullptr) {</text:p>
      <text:p text:style-name="Standard"><text:s text:c="8"/>delete *head;</text:p>
      <text:p text:style-name="Standard"><text:s text:c="8"/>*head = nullptr;</text:p>
      <text:p text:style-name="Standard"><text:s text:c="4"/>} else {</text:p>
      <text:p text:style-name="Standard"><text:s text:c="8"/>struct node* temp = *head;</text:p>
      <text:p text:style-name="Standard"><text:soft-page-break/><text:s text:c="8"/>*head = (*head)-&gt;next;</text:p>
      <text:p text:style-name="Standard"><text:s text:c="8"/>delete temp;</text:p>
      <text:p text:style-name="Standard"><text:s text:c="4"/>}</text:p>
      <text:p text:style-name="Standard">}</text:p>
      <text:p text:style-name="Standard"/>
      <text:p text:style-name="Standard"/>
      <text:p text:style-name="Standard">void deletefromend(struct node** head)</text:p>
      <text:p text:style-name="Standard">{</text:p>
      <text:p text:style-name="Standard"><text:s text:c="4"/></text:p>
      <text:p text:style-name="Standard"><text:s text:c="4"/>if(*head==nullptr)</text:p>
      <text:p text:style-name="Standard"><text:s text:c="4"/>return;</text:p>
      <text:p text:style-name="Standard"><text:s text:c="4"/></text:p>
      <text:p text:style-name="Standard"><text:s text:c="4"/>if((*head)-&gt;next==nullptr)</text:p>
      <text:p text:style-name="Standard"><text:s text:c="4"/>{</text:p>
      <text:p text:style-name="Standard"><text:s text:c="8"/>delete *head;</text:p>
      <text:p text:style-name="Standard"><text:s text:c="8"/>*head=nullptr;</text:p>
      <text:p text:style-name="Standard"><text:s text:c="8"/>return;</text:p>
      <text:p text:style-name="Standard"><text:s text:c="4"/>}</text:p>
      <text:p text:style-name="Standard"><text:s text:c="4"/></text:p>
      <text:p text:style-name="Standard"><text:s text:c="4"/>struct node* ptr;</text:p>
      <text:p text:style-name="Standard"><text:s text:c="4"/>struct node* prev;</text:p>
      <text:p text:style-name="Standard"><text:s text:c="4"/>ptr=*head;</text:p>
      <text:p text:style-name="Standard"><text:s text:c="4"/></text:p>
      <text:p text:style-name="Standard"><text:s text:c="4"/>while(ptr-&gt;next!=nullptr)</text:p>
      <text:p text:style-name="Standard"><text:s text:c="4"/>{</text:p>
      <text:p text:style-name="Standard"><text:s text:c="8"/>prev=ptr;</text:p>
      <text:p text:style-name="Standard"><text:s text:c="8"/>ptr=ptr-&gt;next;</text:p>
      <text:p text:style-name="Standard"><text:s text:c="4"/>}</text:p>
      <text:p text:style-name="Standard"><text:s text:c="4"/></text:p>
      <text:p text:style-name="Standard"><text:s text:c="4"/>prev-&gt;next=nullptr;</text:p>
      <text:p text:style-name="Standard"><text:s text:c="4"/>delete ptr;</text:p>
      <text:p text:style-name="Standard"><text:s text:c="4"/></text:p>
      <text:p text:style-name="Standard">}</text:p>
      <text:p text:style-name="Standard"/>
      <text:p text:style-name="Standard"/>
      <text:p text:style-name="Standard">void deletefrompos(struct node** head, int pos)</text:p>
      <text:p text:style-name="Standard">{</text:p>
      <text:p text:style-name="Standard"><text:s text:c="4"/>int count = 0;</text:p>
      <text:p text:style-name="Standard"/>
      <text:p text:style-name="Standard"><text:s text:c="4"/>struct node* temp = *head;</text:p>
      <text:p text:style-name="Standard"><text:s text:c="4"/>struct node* prev = nullptr;</text:p>
      <text:p text:style-name="Standard"/>
      <text:p text:style-name="Standard"><text:s text:c="4"/>if (*head == nullptr)</text:p>
      <text:p text:style-name="Standard"><text:s text:c="8"/>return;</text:p>
      <text:p text:style-name="Standard"/>
      <text:p text:style-name="Standard"><text:s text:c="4"/>// Traverse to the node at position pos or the last node if pos is greater than the list length</text:p>
      <text:p text:style-name="Standard"><text:s text:c="4"/>while (count &lt; pos &amp;&amp; temp != nullptr)</text:p>
      <text:p text:style-name="Standard"><text:s text:c="4"/>{</text:p>
      <text:p text:style-name="Standard"><text:s text:c="8"/>prev = temp;</text:p>
      <text:p text:style-name="Standard"><text:soft-page-break/><text:s text:c="8"/>temp = temp-&gt;next;</text:p>
      <text:p text:style-name="Standard"><text:s text:c="8"/>count++;</text:p>
      <text:p text:style-name="Standard"><text:s text:c="4"/>}</text:p>
      <text:p text:style-name="Standard"/>
      <text:p text:style-name="Standard"><text:s text:c="4"/>// If pos is greater than the list length, return</text:p>
      <text:p text:style-name="Standard"><text:s text:c="4"/>if (count &lt; pos)</text:p>
      <text:p text:style-name="Standard"><text:s text:c="8"/>return;</text:p>
      <text:p text:style-name="Standard"/>
      <text:p text:style-name="Standard"><text:s text:c="4"/>// If the node to be deleted is not the first node</text:p>
      <text:p text:style-name="Standard"><text:s text:c="4"/>if (prev != nullptr)</text:p>
      <text:p text:style-name="Standard"><text:s text:c="4"/>{</text:p>
      <text:p text:style-name="Standard"><text:s text:c="8"/>prev-&gt;next = temp-&gt;next;</text:p>
      <text:p text:style-name="Standard"><text:s text:c="8"/>delete temp;</text:p>
      <text:p text:style-name="Standard"><text:s text:c="4"/>}</text:p>
      <text:p text:style-name="Standard"><text:s text:c="4"/>else // If the node to be deleted is the first node</text:p>
      <text:p text:style-name="Standard"><text:s text:c="4"/>{</text:p>
      <text:p text:style-name="Standard"><text:s text:c="8"/>*head = temp-&gt;next;</text:p>
      <text:p text:style-name="Standard"><text:s text:c="8"/>delete temp;</text:p>
      <text:p text:style-name="Standard"><text:s text:c="4"/>}</text:p>
      <text:p text:style-name="Standard">}</text:p>
      <text:p text:style-name="Standard"/>
      <text:p text:style-name="Standard"/>
      <text:p text:style-name="Standard">int main() {</text:p>
      <text:p text:style-name="Standard"><text:s text:c="4"/>struct node* head = nullptr;</text:p>
      <text:p text:style-name="Standard"><text:s text:c="4"/>struct node* ptr;</text:p>
      <text:p text:style-name="Standard"><text:s text:c="3"/></text:p>
      <text:p text:style-name="Standard"/>
      <text:p text:style-name="Standard"><text:s text:c="4"/>addAtBegin(&amp;head, 12);</text:p>
      <text:p text:style-name="Standard"><text:s text:c="4"/>addAtBegin(&amp;head, 23);</text:p>
      <text:p text:style-name="Standard"><text:s text:c="4"/>addAtBegin(&amp;head, 11);</text:p>
      <text:p text:style-name="Standard"><text:s text:c="4"/>addAtBegin(&amp;head, 10);</text:p>
      <text:p text:style-name="Standard"><text:s text:c="4"/></text:p>
      <text:p text:style-name="Standard"><text:s text:c="4"/>addatend(&amp;head, 100);</text:p>
      <text:p text:style-name="Standard"><text:s text:c="4"/>addatend(&amp;head, 101);</text:p>
      <text:p text:style-name="Standard"><text:s text:c="4"/>addatend(&amp;head, 102);</text:p>
      <text:p text:style-name="Standard"><text:s text:c="4"/></text:p>
      <text:p text:style-name="Standard"><text:s text:c="4"/>addatpos(&amp;head, 200,4);</text:p>
      <text:p text:style-name="Standard"><text:s text:c="4"/>addatpos(&amp;head, 201,5);</text:p>
      <text:p text:style-name="Standard"><text:s text:c="4"/></text:p>
      <text:p text:style-name="Standard"><text:s text:c="4"/>deletefrombegin(&amp;head);</text:p>
      <text:p text:style-name="Standard"><text:s text:c="4"/>deletefrombegin(&amp;head);</text:p>
      <text:p text:style-name="Standard"><text:s text:c="4"/></text:p>
      <text:p text:style-name="Standard"><text:s text:c="4"/>deletefromend(&amp;head);</text:p>
      <text:p text:style-name="Standard"><text:s text:c="4"/>deletefromend(&amp;head);</text:p>
      <text:p text:style-name="Standard"><text:s text:c="4"/></text:p>
      <text:p text:style-name="Standard"><text:s text:c="4"/>deletefrompos(&amp;head,2);</text:p>
      <text:p text:style-name="Standard"><text:s text:c="4"/></text:p>
      <text:p text:style-name="Standard"><text:s text:c="4"/></text:p>
      <text:p text:style-name="Standard"><text:s text:c="5"/>ptr = head;</text:p>
      <text:p text:style-name="Standard"><text:soft-page-break/><text:s text:c="4"/>while (ptr != nullptr) {</text:p>
      <text:p text:style-name="Standard"><text:s text:c="8"/>cout &lt;&lt; ptr-&gt;data &lt;&lt; " ";</text:p>
      <text:p text:style-name="Standard"><text:s text:c="8"/>ptr = ptr-&gt;next;</text:p>
      <text:p text:style-name="Standard"><text:s text:c="4"/>}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23:40:40.872889867</meta:creation-date>
    <dc:date>2023-12-20T00:28:35.208079832</dc:date>
    <meta:editing-duration>PT47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74" meta:word-count="436" meta:character-count="3348" meta:non-whitespace-character-count="2291"/>
  </office:meta>
</office:document-meta>
</file>